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2791" officeooo:paragraph-rsid="00032791"/>
    </style:style>
    <style:style style:name="P2" style:family="paragraph" style:parent-style-name="Standard">
      <style:paragraph-properties fo:text-align="start" style:justify-single-word="false"/>
      <style:text-properties officeooo:rsid="00032791" officeooo:paragraph-rsid="000327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React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4T14:26:16.486000000</meta:creation-date>
    <dc:date>2021-10-14T14:33:01.942000000</dc:date>
    <meta:editing-duration>PT6M46S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19"/>
    <meta:generator>LibreOffice/7.1.4.2$Windows_X86_64 LibreOffice_project/a529a4fab45b75fefc5b6226684193eb000654f6</meta:generator>
  </office:meta>
</office:document-meta>
</file>